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Arial Unicode MS1" svg:font-family="'Arial Unicode MS'" style:font-pitch="variable"/>
    <style:font-face style:name="Corbel" svg:font-family="Corbel" style:font-pitch="variable"/>
    <style:font-face style:name="Corbel Bold" svg:font-family="'Corbel Bold'" style:font-pitch="variable"/>
    <style:font-face style:name="Courier New1" svg:font-family="'Courier New'" style:font-pitch="variable"/>
    <style:font-face style:name="Lucida Grande" svg:font-family="'Lucida Grande'" style:font-pitch="variable"/>
    <style:font-face style:name="Times New Roman1" svg:font-family="'Times New Roman'" style:font-pitch="variable"/>
    <style:font-face style:name="ＭＳ Ｐゴシック" svg:font-family="'ＭＳ Ｐゴシック'" style:font-pitch="variable"/>
    <style:font-face style:name="Courier New" svg:font-family="'Courier New'" style:font-family-generic="modern" style:font-pitch="variable"/>
    <style:font-face style:name="Arial Unicode MS2"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style:tab-stops>
          <style:tab-stop style:position="6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Body_20_Text_20_First_20_Indent">
      <style:paragraph-properties fo:margin-left="0in" fo:margin-right="0in" fo:text-indent="0.25in" style:auto-text-indent="false"/>
    </style:style>
    <style:style style:name="P4" style:family="paragraph" style:parent-style-name="Body_20_Text_20_First_20_Indent">
      <style:paragraph-properties fo:margin-left="0in" fo:margin-right="0in" fo:margin-top="0.1665in" fo:margin-bottom="0.0835in" fo:text-indent="0in" style:auto-text-indent="false"/>
      <style:text-properties style:font-name="Corbel Bold" fo:font-size="14pt" style:font-size-asian="14pt" style:font-name-complex="Corbel Bold" style:font-size-complex="14pt"/>
    </style:style>
    <style:style style:name="P5" style:family="paragraph" style:parent-style-name="Body_20_Text_20_First_20_Indent">
      <style:paragraph-properties fo:margin-left="0in" fo:margin-right="0in" fo:text-indent="0in" style:auto-text-indent="false"/>
    </style:style>
    <style:style style:name="P6" style:family="paragraph" style:parent-style-name="Heading_20_2">
      <style:paragraph-properties fo:break-before="page"/>
    </style:style>
    <style:style style:name="P7" style:family="paragraph" style:parent-style-name="Body_20_Text_20_First_20_Indent">
      <style:paragraph-properties fo:margin-left="0in" fo:margin-right="0in" fo:text-indent="0.25in" style:auto-text-indent="false"/>
    </style:style>
    <style:style style:name="P8" style:family="paragraph" style:parent-style-name="Body_20_Text_20_First_20_Indent">
      <style:paragraph-properties fo:margin-left="0in" fo:margin-right="0in" fo:text-indent="0in" style:auto-text-indent="false"/>
    </style:style>
    <style:style style:name="P9" style:family="paragraph" style:parent-style-name="Heading_20_1" style:master-page-name="Standard">
      <style:paragraph-properties style:page-number="auto"/>
    </style:style>
    <style:style style:name="P10" style:family="paragraph">
      <style:paragraph-properties style:text-autospace="none" style:writing-mode="lr-tb"/>
    </style:style>
    <style:style style:name="P11" style:family="paragraph">
      <style:paragraph-properties fo:margin-left="0.1252in" fo:margin-right="0in" fo:text-indent="0in" style:writing-mode="lr-tb">
        <style:tab-stops/>
      </style:paragraph-properties>
    </style:style>
    <style:style style:name="T1" style:family="text">
      <style:text-properties style:font-name="Corbel" fo:font-size="11pt" style:font-size-asian="11pt" style:font-name-complex="Corbel"/>
    </style:style>
    <style:style style:name="T2" style:family="text">
      <style:text-properties fo:font-size="11pt" style:font-size-asian="11pt"/>
    </style:style>
    <style:style style:name="T3" style:family="text"/>
    <style:style style:name="T4" style:family="text">
      <style:text-properties fo:color="#000000" style:font-name="Corbel" fo:font-size="16pt" fo:language="en" fo:country="US" style:font-name-asian="ＭＳ Ｐゴシック" style:font-size-asian="16pt" style:font-name-complex="Corbel" style:font-size-complex="18pt"/>
    </style:style>
    <style:style style:name="T5" style:family="text">
      <style:text-properties style:use-window-font-color="true" style:font-name="Times New Roman" fo:font-size="12pt" fo:language="en" fo:country="US" style:font-name-asian="ＭＳ Ｐゴシック" style:font-size-asian="12pt" style:font-name-complex="Times New Roman" style:font-size-complex="14pt"/>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bbe0e3" draw:textarea-horizontal-align="justify" draw:textarea-vertical-align="top" draw:auto-grow-height="true" fo:min-height="1.5957in" fo:min-width="1.6201in" fo:padding-top="0.05in" fo:padding-bottom="0.05in" fo:padding-left="0.1in" fo:padding-right="0.1in" fo:wrap-option="wrap" style:run-through="foreground"/>
    </style:style>
    <style:style style:name="gr3" style:family="graphic">
      <style:graphic-properties draw:stroke="none" draw:fill="none" draw:fill-color="#bbe0e3" draw:textarea-horizontal-align="justify" draw:textarea-vertical-align="top" draw:auto-grow-height="true" fo:min-height="1.7291in" fo:min-width="1.5339in" fo:padding-top="0.05in" fo:padding-bottom="0.05in" fo:padding-left="0.1in" fo:padding-right="0.1in" fo:wrap-option="wrap" style:run-through="foreground"/>
    </style:style>
    <style:style style:name="gr4" style:family="graphic">
      <style:graphic-properties draw:stroke="none" draw:fill="none" draw:fill-color="#bbe0e3" draw:textarea-horizontal-align="justify" draw:textarea-vertical-align="top" draw:auto-grow-height="true" fo:min-height="1.7291in" fo:min-width="2.339in" fo:padding-top="0.05in" fo:padding-bottom="0.05in" fo:padding-left="0.1in" fo:padding-right="0.1in" fo:wrap-option="wrap" style:run-through="foreground"/>
    </style:style>
    <style:style style:name="gr5" style:family="graphic">
      <style:graphic-properties draw:stroke="none" draw:fill="none" draw:fill-color="#bbe0e3" draw:textarea-horizontal-align="justify" draw:textarea-vertical-align="top" draw:auto-grow-height="true" fo:min-height="1.7209in" fo:min-width="1.8in" fo:padding-top="0.05in" fo:padding-bottom="0.05in" fo:padding-left="0.1in" fo:padding-right="0.1in" fo:wrap-option="wrap" style:run-through="foreground"/>
    </style:style>
    <style:style style:name="gr6" style:family="graphic">
      <style:graphic-properties draw:stroke="none" draw:fill="none" draw:fill-color="#bbe0e3" draw:textarea-horizontal-align="justify" draw:textarea-vertical-align="top" draw:auto-grow-height="true" fo:min-height="1.7902in" fo:min-width="2.6063in" fo:padding-top="0.05in" fo:padding-bottom="0.05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reative Brief</text:h>
      <text:h text:style-name="Heading_20_2" text:outline-level="2">Goal</text:h>
      <text:p text:style-name="P3">Design a responsive design subsidiary website presence with blog capabilities for Intrepid Labs within the new and revised Intrepid brand with the intent to provide a user-friendly blog that can be easily maintained by Intrepid Labs intern. The blog will strengthen the Intrepid brand as a leader in mobile development by establishing a go-to web presence. </text:p>
      <text:h text:style-name="Heading_20_2" text:outline-level="2">Primary Audience</text:h>
      <text:p text:style-name="P3">The primary audience is tech-savvy mobile developers who want to be part of a <text:s/>creative community, working in a shared office space and other resources which helps to reduce over-head costs. </text:p>
      <text:h text:style-name="Heading_20_2" text:outline-level="2">Competition</text:h>
      <text:p text:style-name="P3">We have identified the following—among others—as competition for Intrepid Labs:<text:line-break/>CIC, Cowork Chicago, Dogpatch labs, Techstars, Redstar, Lab Central, Oficio and Work Bar.</text:p>
      <text:p text:style-name="P4"><draw:g text:anchor-type="char" draw:z-index="0" draw:style-name="gr1"><draw:frame draw:style-name="gr2" draw:text-style-name="P10" svg:width="1.8205in" svg:height="1.6961in" svg:x="-0.0528in" svg:y="0.3161in"><draw:text-box><text:p text:style-name="P10"><text:span text:style-name="T4">Community</text:span></text:p><text:p text:style-name="P11"><text:span text:style-name="T5">Tech-savvy mobile developers</text:span></text:p><text:p text:style-name="P11"><text:span text:style-name="T5">Games</text:span></text:p><text:p text:style-name="P11"><text:span text:style-name="T5">Real Estate</text:span></text:p><text:p text:style-name="P11"><text:span text:style-name="T5">Music</text:span></text:p><text:p text:style-name="P11"><text:span text:style-name="T5">Financial</text:span></text:p></draw:text-box></draw:frame><draw:frame draw:style-name="gr3" draw:text-style-name="P10" svg:width="1.7343in" svg:height="1.8295in" svg:x="-0.0528in" svg:y="2.0579in"><draw:text-box><text:p text:style-name="P10"><text:span text:style-name="T4">Office Hours</text:span></text:p><text:p text:style-name="P11"><text:span text:style-name="T5">Legal consultation</text:span></text:p><text:p text:style-name="P11"><text:span text:style-name="T5">Mentors/consultants</text:span></text:p><text:p text:style-name="P11"><text:span text:style-name="T5">Angel investors</text:span></text:p><text:p text:style-name="P11"><text:span text:style-name="T5">Celebrities of the Startup world</text:span></text:p><text:p text:style-name="P11"><text:span text:style-name="T5">Celebrities of the financial world </text:span></text:p></draw:text-box></draw:frame><draw:frame draw:style-name="gr4" draw:text-style-name="P10" svg:width="2.5394in" svg:height="1.8295in" svg:x="4.1256in" svg:y="2.0579in"><draw:text-box><text:p text:style-name="P10"><text:span text:style-name="T4">Lower overhead</text:span></text:p><text:p text:style-name="P11"><text:span text:style-name="T5">Sharing resources</text:span></text:p><text:p text:style-name="P11"><text:span text:style-name="T5">Getting support and advices from community and outside consultants</text:span></text:p><text:p text:style-name="P11"><text:span text:style-name="T5">Increased brain power in numbers</text:span></text:p></draw:text-box></draw:frame><draw:frame draw:style-name="gr5" draw:text-style-name="P10" svg:width="2.0004in" svg:height="1.8213in" svg:x="2.0291in" svg:y="0.3161in"><draw:text-box><text:p text:style-name="P10"><text:span text:style-name="T4">kendall Square</text:span></text:p><text:p text:style-name="P11"><text:span text:style-name="T5">MIT’s hub for technology</text:span></text:p><text:p text:style-name="P11"><text:span text:style-name="T5">Keeping low real-estate costs for Startups, a Cambridge Community effort.</text:span></text:p><text:p text:style-name="P11"><text:span text:style-name="T5">Increased vibrancy</text:span></text:p></draw:text-box></draw:frame><draw:frame draw:style-name="gr6" draw:text-style-name="P10" svg:width="2.8067in" svg:height="1.8906in" svg:x="4.1252in" svg:y="0.3161in"><draw:text-box><text:p text:style-name="P10"><text:span text:style-name="T4">Shared resources</text:span></text:p><text:p text:style-name="P11"><text:span text:style-name="T5">Office Space</text:span></text:p><text:p text:style-name="P11"><text:span text:style-name="T5">Office Supplies</text:span></text:p><text:p text:style-name="P11"><text:span text:style-name="T5">Kitchen</text:span></text:p><text:p text:style-name="P11"><text:span text:style-name="T5">Office Management</text:span></text:p><text:p text:style-name="P11"><text:span text:style-name="T5">Socializing</text:span></text:p><text:p text:style-name="P11"><text:span text:style-name="T5">Product Demo</text:span></text:p><text:p text:style-name="P11"><text:span text:style-name="T5">Calendar</text:span></text:p></draw:text-box></draw:frame></draw:g>What Intrepid Labs bring</text:p>
      <text:p text:style-name="P5"/>
      <text:h text:style-name="P6" text:outline-level="2">Possible Concept Themes</text:h>
      <text:p text:style-name="P3">From our first meeting we are still gathering and sifting information in order to figure the best concept for the new Intrepid Labs web presence. I am a firm believer in brand integration and cannot wait to see what the redesign of Intrepid as a brand of its own will look like. Here are a few half-baked concept to see if anything is worth pursuing. Think of it as brainstorming more than anything. I didn't put any filter on it.</text:p>
      <text:p text:style-name="P3"/>
      <text:p text:style-name="P3">One idea is to focus on the size of companies Intrepid labs provides best for. </text:p>
      <text:p text:style-name="P3"/>
      <text:p text:style-name="P5">The Goldilock approach: Not too small, not too large, a place to do it just right and grow at your own pace.</text:p>
      <text:p text:style-name="P5"/>
      <text:p text:style-name="P5">Or whether you feel like a small fish in a big pond, or a big fish in a little pond. Intrepid labs will provide the right environment for you to grow and succeed.</text:p>
      <text:p text:style-name="P5"/>
      <text:p text:style-name="P5">Stretch your dollar with shared office space, furnitures and wifi in the heart of Kendal Square.</text:p>
      <text:p text:style-name="P5"/>
      <text:p text:style-name="P3"/>
      <text:p text:style-name="P3">Another tack is of course to focus on Mobile applications</text:p>
      <text:p text:style-name="P5">It fits in your pocket, reaches the world and was designed and developed right here.</text:p>
      <text:p text:style-name="P5"/>
      <text:p text:style-name="P3">And there is also the possibility of reusing the existing graphic, optimizing it for performance while keeping the story and displaying the space. I really feel that the pictures that shows up on the web when one looks for Intrepid Labs already showcasing the space rather nicely and its emphasis on creativity and fun are a big dra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Arial Unicode MS1" svg:font-family="'Arial Unicode MS'" style:font-pitch="variable"/>
    <style:font-face style:name="Corbel" svg:font-family="Corbel" style:font-pitch="variable"/>
    <style:font-face style:name="Corbel Bold" svg:font-family="'Corbel Bold'" style:font-pitch="variable"/>
    <style:font-face style:name="Courier New1" svg:font-family="'Courier New'" style:font-pitch="variable"/>
    <style:font-face style:name="Lucida Grande" svg:font-family="'Lucida Grande'" style:font-pitch="variable"/>
    <style:font-face style:name="Times New Roman1" svg:font-family="'Times New Roman'" style:font-pitch="variable"/>
    <style:font-face style:name="ＭＳ Ｐゴシック" svg:font-family="'ＭＳ Ｐゴシック'" style:font-pitch="variable"/>
    <style:font-face style:name="Courier New" svg:font-family="'Courier New'" style:font-family-generic="modern" style:font-pitch="variable"/>
    <style:font-face style:name="Arial Unicode MS2"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text-transform="uppercase" style:font-name="Corbel Bold" fo:font-size="14pt" style:letter-kerning="true" style:font-size-asian="14pt" style:font-name-complex="Corbel Bold" style:font-size-complex="16pt"/>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orbel Bold" fo:font-size="14pt" style:font-size-asian="14pt" style:font-name-complex="Corbel Bold" style:font-size-complex="14pt"/>
    </style:style>
    <style:style style:name="Balloon_20_Text" style:display-name="Balloon Text" style:family="paragraph" style:parent-style-name="Standard">
      <style:text-properties style:font-name="Lucida Grande" fo:font-size="9pt" style:font-size-asian="9pt" style:font-name-complex="Lucida Grande" style:font-size-complex="9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First_20_Indent" style:display-name="Body Text First Indent" style:family="paragraph" style:parent-style-name="Text_20_body">
      <style:paragraph-properties fo:margin="100%" fo:margin-left="0in" fo:margin-right="0in" fo:margin-top="0in" fo:margin-bottom="0in" fo:text-indent="0.1457in" style:auto-text-indent="false"/>
    </style:style>
    <style:style style:name="List_20_Bullet" style:display-name="List Bullet" style:family="paragraph" style:parent-style-name="Standard" style:list-style-name="WW8Num2"/>
    <style:style style:name="WW8Num1z0" style:family="text">
      <style:text-properties style:font-name="Symbol" style:font-name-complex="Symbol"/>
    </style:style>
    <style:style style:name="WW8Num2z0" style:family="text">
      <style:text-properties style:font-name="Wingdings" fo:font-size="12pt" style:font-size-asian="12pt" style:font-name-complex="Wingdings"/>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252in" fo:text-indent="-0.1252in" fo:margin-left="1.1252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in"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style:font-name="Corbel" fo:font-size="11pt" style:font-size-asian="11pt" style:font-name-complex="Corbel"/>
    </style:style>
    <style:style style:name="MT2" style:family="text">
      <style:text-properties fo:font-size="11pt" style:font-size-asian="11pt"/>
    </style:style>
    <style:style style:name="MT3" style:family="text"/>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Saturday June 29, 2013<text:tab/>Startup Institute Team 5</text:span><text:span text:style-name="MT2"><text:line-break/></text:span><text:span text:style-name="MT1">Intrepid Labs</text:span></text:p>
      </style:header>
      <style:footer>
        <text:p text:style-name="MP2"><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IVE BRIEF</dc:title>
    <meta:initial-creator>Philippe Heckly</meta:initial-creator>
    <meta:creation-date>2013-06-29T09:19:00</meta:creation-date>
    <dc:date>2013-07-02T14:12:59</dc:date>
    <meta:editing-cycles>4</meta:editing-cycles>
    <meta:editing-duration>PT1H49M14S</meta:editing-duration>
    <meta:generator>OpenOffice.org/3.4.1$Unix OpenOffice.org_project/341m1$Build-9593</meta:generator>
    <meta:document-statistic meta:table-count="0" meta:image-count="0" meta:object-count="0" meta:page-count="2" meta:paragraph-count="19" meta:word-count="383" meta:character-count="2221"/>
  </office:meta>
</office:document-meta>
</file>